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5-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NOINTED OF GOD (5:1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ANOINTED OF GOD (5:1-2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's crowning (5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avid's city (5:6-1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avid's city (5:6-12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taunts (5: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triumphs (5:7-1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ANOINTED OF GOD (5:1-25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avid's crowning (5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David's city (5:6-1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David's children (5:13-16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David's conquests (5:17-25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David's conquests (5:17-25):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First occasion (5:17-2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Second occasion (5:22-2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ANOINTED OF GOD (5:1-25)<text:s text:c="1"/>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David's crowning (5:1-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David's city (5:6-12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David's children (5:13-16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David's conquests (5:17-2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2 SAMUEL 5-6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THE ANOINTED OF GOD (5:1-25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ARK OF GOD (6:1-2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THE ARK OF GOD (6:1-23):<text:s text:c="1"/></text:span><text:span text:style-name="a544" text:class-names=""/></text:p>
          </draw:text-box>
          <svg:title/>
          <svg:desc/>
        </draw:frame>
        <draw:frame draw:id="id98" presentation:style-name="a568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mission (6:1-2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method (6:3-4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music (6:5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mistake (6:6-8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months (6:9-1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mad wife (6:12-23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9" draw:style-name="a569" draw:master-page-name="Master1-Layout12-tx-Title-and-Text" presentation:presentation-page-layout-name="Master1-PPL12" draw:id="Slide-264">
        <draw:frame draw:id="id99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mad wife (6:12-23):<text:s text:c="1"/></text:span><text:span text:style-name="a571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David's celebration (6:12-1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Michal's condemnation (6:20-2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0" draw:style-name="a584" draw:master-page-name="Master1-Layout12-tx-Title-and-Text" presentation:presentation-page-layout-name="Master1-PPL12" draw:id="Slide-265">
        <draw:frame draw:id="id101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ARK OF GOD (6:1-23):<text:s text:c="1"/></text:span><text:span text:style-name="a586" text:class-names=""/></text:p>
          </draw:text-box>
          <svg:title/>
          <svg:desc/>
        </draw:frame>
        <draw:frame draw:id="id102" presentation:style-name="a610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mission (6:1-2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method (6:3-4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music (6:5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mistake (6:6-8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months (6:9-11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mad wife (6:12-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1" draw:style-name="a611" draw:master-page-name="Master1-Layout12-tx-Title-and-Text" presentation:presentation-page-layout-name="Master1-PPL12" draw:id="Slide-266">
        <draw:frame draw:id="id103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2 SAMUEL 5-6</text:span><text:span text:style-name="a613" text:class-names=""/></text:p>
          </draw:text-box>
          <svg:title/>
          <svg:desc/>
        </draw:frame>
        <draw:frame draw:id="id104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THE ANOINTED OF GOD (5:1-25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ARK OF GOD (6:1-23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5-6</dc:title>
    <meta:initial-creator>David STRICKLAND</meta:initial-creator>
    <dc:creator>David STRICKLAND</dc:creator>
    <meta:creation-date>2020-02-22T17:29:10Z</meta:creation-date>
    <dc:date>2020-02-22T17:29:10Z</dc:date>
    <meta:template xlink:href="BibleStudy" xlink:type="simple"/>
    <meta:editing-cycles>1</meta:editing-cycles>
    <meta:editing-duration>PT0S</meta:editing-duration>
    <meta:document-statistic meta:paragraph-count="44" meta:word-count="268"/>
  </office:meta>
</office:document-meta>
</file>